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8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3.81cm" svg:height="1.905cm" svg:x="7.858cm" svg:y="1.762cm">
          <svg:title>Item</svg:title>
          <text:p text:style-name="P1">Item</text:p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953cm" svg:height="2.921cm" svg:x="10.144cm" svg:y="5.834cm">
          <text:p text:style-name="P1">Product</text:p>
          <text:p text:style-name="P1"><text:span text:style-name="T1">currency</text:span></text:p>
          <text:p text:style-name="P1"><text:span text:style-name="T1">amount</text:span></text:p>
          <text:p text:style-name="P1"><text:span text:style-name="T1">category (ex.food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2.62cm" svg:y1="5.834cm" svg:x2="9.763cm" svg:y2="3.667cm" draw:start-shape="id1" draw:start-glue-point="0" draw:end-shape="id2" draw:end-glue-point="2" svg:d="M12620 5834v-1084h-2857v-1083">
          <text:p text:style-name="P1"><text:span text:style-name="T1">extends</text:span></text:p>
        </draw:connector>
        <draw:custom-shape draw:style-name="gr1" draw:text-style-name="P1" xml:id="id4" draw:id="id4" draw:layer="layout" svg:width="3.81cm" svg:height="3.148cm" svg:x="9.509cm" svg:y="10.779cm">
          <text:p text:style-name="P1">Basket</text:p>
          <text:p text:style-name="P1"><text:span text:style-name="T1">dateCreated</text:span></text:p>
          <text:p text:style-name="P1"><text:span text:style-name="T1">ordersTotalAmou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3" draw:id="id3" draw:layer="layout" svg:width="5.588cm" svg:height="3.402cm" draw:transform="rotate (-0.00645771823356458) translate (15.487cm 10.654cm)">
          <text:p text:style-name="P2"><text:span text:style-name="T2">User</text:span></text:p>
          <text:p text:style-name="P2"><text:span text:style-name="T1">basket(todolist)</text:span></text:p>
          <text:p text:style-name="P2"><text:span text:style-name="T1">storage</text:span></text:p>
          <text:p text:style-name="P2"><text:span text:style-name="T1">AuthorisationContext??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s" svg:x1="15.476cm" svg:y1="12.355cm" svg:x2="13.319cm" svg:y2="12.353cm" draw:start-shape="id3" draw:start-glue-point="3" draw:end-shape="id4" svg:d="M15476 12355h-512l-1144-2h-501">
          <text:p text:style-name="P1"><text:span text:style-name="T1">Uses</text:span></text:p>
        </draw:connector>
        <draw:custom-shape draw:style-name="gr1" draw:text-style-name="P1" xml:id="id5" draw:id="id5" draw:layer="layout" svg:width="6.223cm" svg:height="2.667cm" svg:x="1cm" svg:y="9.717cm">
          <text:p text:style-name="P1">Order?</text:p>
          <text:p text:style-name="P1"><text:span text:style-name="T1">orderProductMeasure</text:span></text:p>
          <text:p text:style-name="P1"><text:span text:style-name="T1">productQuantity</text:span></text:p>
          <text:p text:style-name="P1"><text:span text:style-name="T1">productTotalAmoun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4.111cm" svg:y1="9.717cm" svg:x2="12.62cm" svg:y2="8.755cm" draw:start-shape="id5" draw:start-glue-point="0" draw:end-shape="id1" draw:end-glue-point="2" svg:d="M4111 9717v-502l8509 40v-500">
          <text:p text:style-name="P1"><text:span text:style-name="T1">has</text:span></text:p>
        </draw:connector>
        <draw:connector draw:style-name="gr2" draw:text-style-name="P2" draw:layer="layout" draw:type="lines" svg:x1="9.509cm" svg:y1="12.353cm" svg:x2="7.223cm" svg:y2="11.05cm" draw:start-shape="id4" draw:end-shape="id5" svg:d="M9509 12353h-501l-1285-1303h-500">
          <text:p text:style-name="P1"><text:span text:style-name="T1">has</text:span></text:p>
        </draw:connector>
        <draw:custom-shape draw:style-name="gr1" draw:text-style-name="P1" xml:id="id7" draw:id="id7" draw:layer="layout" svg:width="10.668cm" svg:height="1.905cm" svg:x="5.445cm" svg:y="18.399cm">
          <text:p text:style-name="P1">AuthorisationService</text:p>
          <text:p text:style-name="P1"><text:span text:style-name="T3">authorise(authorisationContext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8.001cm" svg:height="3.048cm" svg:x="1.635cm" svg:y="21.828cm">
          <text:p text:style-name="P1">CookieAuthorisationService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8.128cm" svg:height="2.921cm" svg:x="10.398cm" svg:y="21.828cm">
          <text:p text:style-name="P1">LoginAuthorisationServi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.635cm" svg:y1="23.352cm" svg:x2="5.445cm" svg:y2="19.351cm" draw:start-shape="id6" draw:end-shape="id7" draw:end-glue-point="3" svg:d="M1635 23352h-502v-4001h4312">
          <text:p text:style-name="P1">implements</text:p>
        </draw:connector>
        <draw:connector draw:style-name="gr2" draw:text-style-name="P1" draw:layer="layout" svg:x1="18.526cm" svg:y1="23.288cm" svg:x2="16.113cm" svg:y2="19.351cm" draw:start-shape="id8" draw:end-shape="id7" draw:end-glue-point="1" svg:d="M18526 23288h501v-3937h-2914">
          <text:p text:style-name="P1">implements</text:p>
        </draw:connector>
        <draw:custom-shape draw:style-name="gr1" draw:text-style-name="P1" xml:id="id10" draw:id="id10" draw:layer="layout" svg:width="4.191cm" svg:height="3.175cm" svg:x="1.989cm" svg:y="3.443cm">
          <text:p text:style-name="P1">Storage</text:p>
          <text:p text:style-name="P1"><text:span text:style-name="T1">order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6.08cm" svg:height="2.794cm" svg:x="8.493cm" svg:y="14.716cm">
          <text:p text:style-name="P1">AuthorisationContext</text:p>
          <text:p text:style-name="P1"><text:span text:style-name="T1">cookieHashCode</text:span></text:p>
          <text:p text:style-name="P1"><text:span text:style-name="T1">login</text:span></text:p>
          <text:p text:style-name="P1"><text:span text:style-name="T1">password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779cm" svg:y1="18.399cm" svg:x2="11.533cm" svg:y2="17.51cm" draw:start-shape="id7" draw:start-glue-point="0" draw:end-shape="id9" draw:end-glue-point="2" svg:d="M10779 18399v-445h754v-444">
          <text:p text:style-name="P1"><text:span text:style-name="T1">uses</text:span></text:p>
        </draw:connector>
        <draw:connector draw:style-name="gr2" draw:text-style-name="P2" draw:layer="layout" svg:x1="4.084cm" svg:y1="6.618cm" svg:x2="4.111cm" svg:y2="9.717cm" draw:start-shape="id10" draw:start-glue-point="2" draw:end-shape="id5" draw:end-glue-point="0" svg:d="M4084 6618v1549h27v1550">
          <text:p text:style-name="P1"><text:span text:style-name="T1">has</text:span></text:p>
        </draw:connector>
      </draw:page>
      <draw:page draw:name="page2" draw:style-name="dp1" draw:master-page-name="Обычный">
        <draw:custom-shape draw:style-name="gr1" draw:text-style-name="P1" xml:id="id16" draw:id="id16" draw:layer="layout" svg:width="3.81cm" svg:height="1.905cm" svg:x="8.258cm" svg:y="3.162cm">
          <svg:title>Item</svg:title>
          <text:p text:style-name="P1">Item</text:p>
          <text:p text:style-name="P1"><text:span text:style-name="T1">item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.81cm" svg:height="3.548cm" svg:x="10.144cm" svg:y="6.088cm">
          <text:p text:style-name="P1">Product</text:p>
          <text:p text:style-name="P1"><text:span text:style-name="T1">productID</text:span></text:p>
          <text:p text:style-name="P1"><text:span text:style-name="T1">currencyID</text:span></text:p>
          <text:p text:style-name="P1"><text:span text:style-name="T1">ItemID</text:span></text:p>
          <text:p text:style-name="P1"><text:span text:style-name="T1">categoryID</text:span></text:p>
          <text:p text:style-name="P1"><text:span text:style-name="T1">am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81cm" svg:height="3.148cm" svg:x="10.109cm" svg:y="11.379cm">
          <text:p text:style-name="P1">Basket</text:p>
          <text:p text:style-name="P1"><text:span text:style-name="T1">basketID</text:span></text:p>
          <text:p text:style-name="P1"><text:span text:style-name="T1">userID</text:span></text:p>
          <text:p text:style-name="P1"><text:span text:style-name="T1">dateCreated</text:span></text:p>
          <text:p text:style-name="P1"><text:span text:style-name="T1">ordersTotalAmou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1" draw:id="id11" draw:layer="layout" svg:width="3.817cm" svg:height="3.175cm" draw:transform="rotate (-0.00645771823356458) translate (16.375cm 11.321cm)">
          <text:p text:style-name="P1"><text:span text:style-name="T2">Person</text:span></text:p>
          <text:p text:style-name="P1"><text:span text:style-name="T1">PersonID</text:span></text:p>
          <text:p text:style-name="P1"><text:span text:style-name="T1">storageID</text:span></text:p>
          <text:p text:style-name="P1"><text:span text:style-name="T1">accessCode</text:span></text:p>
          <text:p text:style-name="P1"><text:span text:style-name="T1">login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s" svg:x1="16.365cm" svg:y1="12.908cm" svg:x2="13.919cm" svg:y2="12.953cm" draw:start-shape="id11" draw:start-glue-point="3" draw:end-shape="id12" svg:d="M16365 12908h-513l-1432 45h-501">
          <text:p text:style-name="P1"><text:span text:style-name="T1">userID</text:span></text:p>
        </draw:connector>
        <draw:custom-shape draw:style-name="gr1" draw:text-style-name="P1" xml:id="id17" draw:id="id17" draw:layer="layout" svg:width="5.08cm" svg:height="3.653cm" svg:x="14.172cm" svg:y="2.335cm">
          <text:p text:style-name="P1">Description</text:p>
          <text:p text:style-name="P1"><text:span text:style-name="T1">descriptionID</text:span></text:p>
          <text:p text:style-name="P1"><text:span text:style-name="T1">ItemID</text:span></text:p>
          <text:p text:style-name="P1"><text:span text:style-name="T1">categoryID</text:span></text:p>
          <text:p text:style-name="P1"><text:span text:style-name="T1">measureID</text:span></text:p>
          <text:p text:style-name="P1"><text:span text:style-name="T1">name</text:span></text:p>
          <text:p text:style-name="P1"><text:span text:style-name="T1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8" draw:id="id18" draw:layer="layout" svg:width="4.572cm" svg:height="2.159cm" svg:x="1.762cm" svg:y="3.197cm">
          <text:p text:style-name="P1">Currency</text:p>
          <text:p text:style-name="P1"><text:span text:style-name="T1">currencyID</text:span></text:p>
          <text:p text:style-name="P1"><text:span text:style-name="T1">isoCode </text:span></text:p>
          <text:p text:style-name="P1"><text:span text:style-name="T1">rate(EUR)?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6.223cm" svg:height="4.572cm" svg:x="1cm" svg:y="10.717cm">
          <text:p text:style-name="P1">Order?</text:p>
          <text:p text:style-name="P1"><text:span text:style-name="T1">orderID</text:span></text:p>
          <text:p text:style-name="P1"><text:span text:style-name="T1">ProductID</text:span></text:p>
          <text:p text:style-name="P1"><text:span text:style-name="T1">BasketID</text:span></text:p>
          <text:p text:style-name="P1"><text:span text:style-name="T1">measureID</text:span></text:p>
          <text:p text:style-name="P1"><text:span text:style-name="T1">storageID</text:span></text:p>
          <text:p text:style-name="P1"><text:span text:style-name="T1">productQuantity</text:span></text:p>
          <text:p text:style-name="P1"><text:span text:style-name="T1">productTotalAmoun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4.111cm" svg:y1="10.717cm" svg:x2="12.049cm" svg:y2="9.636cm" draw:start-shape="id13" draw:start-glue-point="0" draw:end-shape="id14" draw:end-glue-point="2" svg:d="M4111 10717v-501l7938-79v-501">
          <text:p text:style-name="P1"><text:span text:style-name="T1">productID</text:span></text:p>
        </draw:connector>
        <draw:connector draw:style-name="gr2" draw:text-style-name="P2" draw:layer="layout" draw:type="lines" svg:x1="10.109cm" svg:y1="12.953cm" svg:x2="7.223cm" svg:y2="13.003cm" draw:start-shape="id12" draw:end-shape="id13" svg:d="M10109 12953h-501l-1885 50h-500">
          <text:p text:style-name="P1"><text:span text:style-name="T1">basketID</text:span></text:p>
        </draw:connector>
        <draw:custom-shape draw:style-name="gr1" draw:text-style-name="P1" xml:id="id15" draw:id="id15" draw:layer="layout" svg:width="5.842cm" svg:height="1.778cm" svg:x="1.254cm" svg:y="18.907cm">
          <text:p text:style-name="P1">Measure</text:p>
          <text:p text:style-name="P1"><text:span text:style-name="T1">measureID</text:span></text:p>
          <text:p text:style-name="P1"><text:span text:style-name="T1">description(unit?)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4.111cm" svg:y1="15.289cm" svg:x2="4.175cm" svg:y2="18.907cm" draw:start-shape="id13" draw:start-glue-point="2" draw:end-shape="id15" svg:d="M4111 15289v501l64 2616v501">
          <text:p text:style-name="P1"><text:span text:style-name="T1">measureID</text:span></text:p>
        </draw:connector>
        <draw:frame draw:style-name="gr3" draw:layer="layout" svg:width="3.381cm" svg:height="0.963cm" svg:x="9.002cm" svg:y="1.763cm">
          <draw:text-box>
            <text:p>DB Tables</text:p>
          </draw:text-box>
        </draw:frame>
        <draw:connector draw:style-name="gr4" draw:text-style-name="P1" draw:layer="layout" svg:x1="12.068cm" svg:y1="4.114cm" svg:x2="14.172cm" svg:y2="4.161cm" draw:start-shape="id16" draw:start-glue-point="1" draw:end-shape="id17" draw:end-glue-point="3" svg:d="M12068 4114h1052v47h1052">
          <text:p/>
        </draw:connector>
        <draw:connector draw:style-name="gr2" draw:text-style-name="P2" draw:layer="layout" svg:x1="10.144cm" svg:y1="7.862cm" svg:x2="4.048cm" svg:y2="5.356cm" draw:start-shape="id14" draw:start-glue-point="3" draw:end-shape="id18" draw:end-glue-point="2" svg:d="M10144 7862h-6096v-2506">
          <text:p text:style-name="P1"><text:span text:style-name="T1">currencyID</text:span></text:p>
        </draw:connector>
        <draw:connector draw:style-name="gr4" draw:text-style-name="P1" draw:layer="layout" svg:x1="12.049cm" svg:y1="6.088cm" svg:x2="10.163cm" svg:y2="5.067cm" draw:start-shape="id14" draw:end-shape="id16" draw:end-glue-point="2" svg:d="M12049 6088v-511h-1886v-510">
          <text:p/>
        </draw:connector>
        <draw:custom-shape draw:style-name="gr1" draw:text-style-name="P1" xml:id="id19" draw:id="id19" draw:layer="layout" svg:width="4.191cm" svg:height="2.413cm" svg:x="16.113cm" svg:y="7.477cm">
          <text:p text:style-name="P1">Category</text:p>
          <text:p text:style-name="P1"><text:span text:style-name="T1">categoryID</text:span></text:p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954cm" svg:y1="7.862cm" svg:x2="16.113cm" svg:y2="8.683cm" draw:start-shape="id14" draw:end-shape="id19" draw:end-glue-point="3" svg:d="M13954 7862h1079v821h1080">
          <text:p/>
        </draw:connector>
        <draw:custom-shape draw:style-name="gr1" draw:text-style-name="P1" xml:id="id20" draw:id="id20" draw:layer="layout" svg:width="5.588cm" svg:height="3.175cm" svg:x="11.287cm" svg:y="18.272cm">
          <text:p text:style-name="P1">Storage</text:p>
          <text:p text:style-name="P1">storageI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62cm" svg:y1="14.508cm" svg:x2="14.081cm" svg:y2="18.272cm" draw:start-shape="id11" draw:end-shape="id20" svg:d="M18262 14508v1888h-4181v1876">
          <text:p text:style-name="P1">storageID</text:p>
        </draw:connector>
        <draw:connector draw:style-name="gr2" draw:text-style-name="P1" draw:layer="layout" svg:x1="11.287cm" svg:y1="19.859cm" svg:x2="7.223cm" svg:y2="13.003cm" draw:start-shape="id20" draw:end-shape="id13" svg:d="M11287 19859h-2032v-6856h-2032">
          <text:p text:style-name="P1">storageID</text:p>
        </draw:connector>
        <draw:connector draw:style-name="gr2" draw:text-style-name="P2" draw:layer="layout" svg:x1="20.304cm" svg:y1="8.683cm" svg:x2="19.252cm" svg:y2="4.161cm" draw:start-shape="id19" draw:end-shape="id17" draw:end-glue-point="1" svg:d="M20304 8683h500v-4522h-1552">
          <text:p text:style-name="P2"><text:span text:style-name="T1">categoryID</text:span></text:p>
        </draw:connector>
      </draw:page>
      <draw:page draw:name="page3" draw:style-name="dp1" draw:master-page-name="Обычный">
        <draw:custom-shape draw:style-name="gr1" draw:text-style-name="P1" draw:layer="layout" svg:width="10.033cm" svg:height="1.143cm" svg:x="8.62cm" svg:y="4.305cm">
          <text:p text:style-name="P1">btn: addProductIntoTODOLi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4.191cm" svg:x="1.508cm" svg:y="4.313cm">
          <text:p text:style-name="P1">TODOlist:</text:p>
          <text:p text:style-name="P1">shoplistName</text:p>
          <text:p text:style-name="P1">product1</text:p>
          <text:p text:style-name="P1">product2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161cm" svg:height="1.192cm" svg:x="1.735cm" svg:y="2.778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.143cm" svg:x="8.62cm" svg:y="5.829cm">
          <text:p text:style-name="P1">btn: deleteProductFromTODOLi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2.921cm" svg:x="1.508cm" svg:y="8.731cm">
          <text:p text:style-name="P1">History:</text:p>
          <text:p text:style-name="P1">basket1</text:p>
          <text:p text:style-name="P1">basket2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31cm" svg:height="1.397cm" svg:x="8.62cm" svg:y="7.226cm">
          <text:p text:style-name="P1">btn: createNewBaske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4.191cm" svg:x="1.508cm" svg:y="11.933cm">
          <text:p text:style-name="P1">Storage:</text:p>
          <text:p text:style-name="P1">milk</text:p>
          <text:p text:style-name="P1">meat</text:p>
          <text:p text:style-name="P1">bread</text:p>
          <text:p text:style-name="P1"/>
          <draw:enhanced-geometry svg:viewBox="0 0 21600 21600" draw:type="rectangle" draw:enhanced-path="M 0 0 L 21600 0 21600 21600 0 21600 0 0 Z N"/>
        </draw:custom-shape>
        <draw:frame draw:style-name="gr5" draw:layer="layout" svg:width="7.779cm" svg:height="0.963cm" svg:x="7.911cm" svg:y="1.561cm">
          <draw:text-box>
            <text:p>Web page basic elem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0" svg:stroke-color="#000000" draw:marker-end="Short_20_line_20_Arrow" draw:fill="none" draw:fill-gradient-name="Gradient_20_7" draw:fill-hatch-name="Hatch_20_1" draw:fill-image-name="Bitmape_20_1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31T09:50:28.98</meta:creation-date>
    <dc:date>2016-11-11T10:01:53.31</dc:date>
    <meta:editing-duration>PT14H27M40S</meta:editing-duration>
    <meta:editing-cycles>108</meta:editing-cycles>
    <meta:generator>OpenOffice/4.1.2$Win32 OpenOffice.org_project/412m3$Build-9782</meta:generator>
    <meta:document-statistic meta:object-count="48"/>
  </office:meta>
</office:document-meta>
</file>